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Heading_20_1">
      <style:text-properties fo:font-size="16pt" style:font-size-asian="16pt" style:font-size-complex="16pt"/>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font-size="16pt" style:font-size-asian="16pt" style:font-size-complex="16pt"/>
    </style:style>
    <style:style style:name="P10" style:family="paragraph" style:parent-style-name="Heading_20_2">
      <style:text-properties fo:font-size="14pt" style:font-size-asian="14pt" style:font-size-complex="14pt"/>
    </style:style>
    <style:style style:name="P11" style:family="paragraph" style:parent-style-name="Heading_20_3">
      <style:text-properties fo:font-size="12pt" style:font-size-asian="12pt" style:font-size-complex="12pt"/>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7" style:family="paragraph" style:parent-style-name="Standard" style:list-style-name="L1"/>
    <style:style style:name="P18" style:family="paragraph" style:parent-style-name="Standard">
      <style:text-properties fo:font-size="12pt" style:font-size-asian="12pt" style:font-size-complex="12pt"/>
    </style:style>
    <style:style style:name="P19" style:family="paragraph" style:parent-style-name="Standard">
      <style:paragraph-properties fo:text-align="center" style:justify-single-word="false"/>
      <style:text-properties fo:font-size="20pt" style:font-size-asian="20pt" style:font-size-complex="20pt"/>
    </style:style>
    <style:style style:name="P20" style:family="paragraph" style:parent-style-name="Standard">
      <style:paragraph-properties fo:text-align="start" style:justify-single-word="false"/>
      <style:text-properties fo:font-size="20pt" style:font-size-asian="20pt" style:font-size-complex="20pt"/>
    </style:style>
    <style:style style:name="P21" style:family="paragraph" style:parent-style-name="Standard">
      <style:paragraph-properties fo:text-align="center" style:justify-single-word="false"/>
      <style:text-properties fo:font-size="28pt" style:font-size-asian="28pt" style:font-size-complex="28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1">How to Drive Your Meat Suit</text:p>
      <text:p text:style-name="P2"/>
      <text:p text:style-name="P2">Author: Burton Alexander</text:p>
      <text:p text:style-name="P2"/>
      <text:p text:style-name="P2">Date: 25/10/2019</text:p>
      <text:p text:style-name="P2"/>
      <text:p text:style-name="P2">Version 0.0.1</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4">Introduction<text:tab/>3</text:p>
          <text:p text:style-name="P14">What is the Meaning of All This?<text:tab/>3</text:p>
          <text:p text:style-name="P14">Ok.. But...Why?<text:tab/>3</text:p>
          <text:p text:style-name="P14">Aim for Excellence<text:tab/>4</text:p>
          <text:p text:style-name="P14">Listen to Expertise<text:tab/>4</text:p>
          <text:p text:style-name="P14">Be Silent<text:tab/>4</text:p>
          <text:p text:style-name="P14">These Things Take Time...<text:tab/>4</text:p>
          <text:p text:style-name="P14">Logical Fallacies<text:tab/>4</text:p>
          <text:p text:style-name="P14">The Dunning-Kruger Effect<text:tab/>4</text:p>
          <text:p text:style-name="P14">Mastery of Belief<text:tab/>5</text:p>
          <text:p text:style-name="P14">Mastery of Emotions<text:tab/>5</text:p>
          <text:p text:style-name="P13">Anger<text:tab/>5</text:p>
          <text:p text:style-name="P12">Anger as an Emotional Response<text:tab/>5</text:p>
          <text:p text:style-name="P12">Anger as a Grudge<text:tab/>5</text:p>
          <text:p text:style-name="P13">Jealousy<text:tab/>5</text:p>
          <text:p text:style-name="P13">The Mind Killers – Fear and Guilt<text:tab/>5</text:p>
          <text:p text:style-name="P13">Sadness<text:tab/>5</text:p>
          <text:p text:style-name="P13">Love<text:tab/>5</text:p>
          <text:p text:style-name="P14">Caring for your Meat Suit – Keeping Clean<text:tab/>6</text:p>
          <text:p text:style-name="P14">Caring for your Meat Suit – Physical Fitness<text:tab/>6</text:p>
          <text:p text:style-name="P13">Start Slow<text:tab/>6</text:p>
          <text:p text:style-name="P14">Caring for your Meat Suit – Eating Well<text:tab/>6</text:p>
          <text:p text:style-name="P13">What about Eating Animals?<text:tab/>6</text:p>
          <text:p text:style-name="P14">Caring for your Meat Suit – Sexuality<text:tab/>7</text:p>
          <text:p text:style-name="P13">Abstinence<text:tab/>7</text:p>
          <text:p text:style-name="P13">The End of the Relationship<text:tab/>7</text:p>
          <text:p text:style-name="P13">Masturbation<text:tab/>7</text:p>
          <text:p text:style-name="P14">Caring for your Meat Suit – Family<text:tab/>7</text:p>
          <text:p text:style-name="P13">Children<text:tab/>7</text:p>
          <text:p text:style-name="P13">Responsible Adults<text:tab/>7</text:p>
          <text:p text:style-name="P14">Caring for your Meat Suit – Music<text:tab/>7</text:p>
          <text:p text:style-name="P14">Caring for your Meat Suit – Lying<text:tab/>8</text:p>
          <text:p text:style-name="P13">Is there any time Lying is a Positive Thing?<text:tab/>8</text:p>
          <text:p text:style-name="P13">Is there any time Lying is Always a Negative Thing?<text:tab/>8</text:p>
          <text:p text:style-name="P14">Caring for your Meat Suit – Drugs<text:tab/>8</text:p>
          <text:p text:style-name="P13">Drugs as Sacrament<text:tab/>8</text:p>
          <text:p text:style-name="P14">Caring for your Meat Suit – Final Thoughts<text:tab/>8</text:p>
          <text:p text:style-name="P13">For Those Who are Interested<text:tab/>8</text:p>
          <text:p text:style-name="P13">For Those Who are Not<text:tab/>8</text:p>
        </text:index-body>
      </text:table-of-content>
      <text:p text:style-name="P20"/>
      <text:h text:style-name="P8"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Koran.</text:p>
      <text:h text:style-name="Heading_20_1" text:outline-level="1">What is the Meaning of All This?</text:h>
      <text:p text:style-name="P4">The purpose of existence is to Know Thyself</text:p>
      <text:p text:style-name="Standard"/>
      <text:p text:style-name="Standard">There are many ways this can be accomplished and the universally accepted best-way-forward is to use the Golden Rule:</text:p>
      <text:p text:style-name="Standard"/>
      <text:p text:style-name="P3">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4778364508667569719" text:style-name="L1">
        <text:list-item>
          <text:p text:style-name="P17">The Kingdom of God is within you.</text:p>
        </text:list-item>
        <text:list-item>
          <text:p text:style-name="P17">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4">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7">Preparing the Vessel</text:span><text:span text:style-name="T6">. Bear in mind:</text:span></text:p>
      <text:p text:style-name="Standard"/>
      <text:p text:style-name="P3">Seeking power over others is the path of darkness</text:p>
      <text:p text:style-name="P3"/>
      <text:p text:style-name="P3">Seeking power over self is the path of light</text:p>
      <text:h text:style-name="P9" text:outline-level="1">Aim for Excellence</text:h>
      <text:p text:style-name="P5">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5">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5">Do not talk about the spiritual work you are doing. It is nobody's business. When the time to talk comes you will know it and be prepared for it.</text:p>
      <text:h text:style-name="Heading_20_1" text:outline-level="1">These Things Take Time...</text:h>
      <text:p text:style-name="P5">Expect to spend years implementing the Chosen You. Don't allow dark emotions, fear or false guilt slow you down or derail the work you have been doing on yourself. Be consistent <text:span text:style-name="T8">and ruthless</text:span> in your application of The Golden Rule.</text:p>
      <text:h text:style-name="P7" text:outline-level="1">Logical Fallacies</text:h>
      <text:p text:style-name="P5">Google can provide articles describing each logical fallacy. Learn to recognize such fallacious arguments from others and more importantly from yourself.</text:p>
      <text:h text:style-name="Heading_20_1" text:outline-level="1">The Dunning-Kruger Effect</text:h>
      <text:p text:style-name="P5">Google this. Research it. Know your limitations. Then proceed accordingly.</text:p>
      <text:h text:style-name="P9" text:outline-level="1">Mastery of Belief</text:h>
      <text:p text:style-name="P5"><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7" text:outline-level="1">Mastery of Emotions</text:h>
      <text:p text:style-name="P5">On your spiritual path you will encounter positive and negative emotions. You will need to have developed a measure of control over them else they will control you.</text:p>
      <text:h text:style-name="Heading_20_2" text:outline-level="2">Anger</text:h>
      <text:h text:style-name="P11" text:outline-level="3">Anger as an Emotional Response</text:h>
      <text:p text:style-name="P5">Don't allow anger to be your go-to emotional response. Be able to consider the situation objectively and change your state of your mind accordingly, applying the Golden Rule to yourself.</text:p>
      <text:h text:style-name="P11" text:outline-level="3">Anger as a Grudge</text:h>
      <text:p text:style-name="P5">Holding a grudge for wrongdoing discards the opportunity to learn to control your anger. Take apart the grudge and ask yourself, objectively, whether the anger is justified.</text:p>
      <text:p text:style-name="P5"/>
      <text:p text:style-name="P5">Regardless, learn to forgive and forget.</text:p>
      <text:h text:style-name="P10" text:outline-level="2">Jealousy</text:h>
      <text:p text:style-name="P5">Jealousy happens when we judge others and find ourselves short. It is always in reference to other people. Maybe your ex is seeing other people, leaving you to feel left behind. Or maybe the Jones's are going on their second vacation overseas this year.</text:p>
      <text:p text:style-name="P5"/>
      <text:p text:style-name="P5">Don't judge others until you can judge yourself. Do not judge yourself with respect to other people.</text:p>
      <text:h text:style-name="Heading_20_2" text:outline-level="2">The Mind Killers – Fear and Guilt</text:h>
      <text:p text:style-name="Standard"><text:span text:style-name="T1">Cults instil in their followers both fear and guilt to maintain absolute control over the flock. Fear of not getting into Heaven, fear of offending God, guilt over primary biological drives...</text:span></text:p>
      <text:p text:style-name="Standard"><text:span text:style-name="T1"/></text:p>
      <text:p text:style-name="P5">Use your understanding of Logical Fallacies to defend yourself from such predatory actions. Do not allow yourself to be manipulated by unjustified guilt or fear.</text:p>
      <text:h text:style-name="Heading_20_2" text:outline-level="2">Sadness</text:h>
      <text:p text:style-name="P5">When facing sadness allow the sorrow to flow through you. Use the discomfort as an opportunity for spiritual growth.</text:p>
      <text:h text:style-name="P10" text:outline-level="2">Love</text:h>
      <text:p text:style-name="Standard"><text:span text:style-name="T1">Learn to love our species. Learn to love each other. Learn to love the world. Learn to love the universe. Be excellent to each other.</text:span></text:p>
      <text:h text:style-name="P9" text:outline-level="1">Caring for your Meat Suit – Keeping Clean</text:h>
      <text:p text:style-name="P5">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8"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6">'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8"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1"><text:span text:style-name="T5">Be Excellent to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0-25T22:19:02</dc:date>
    <dc:creator>Burton Alexander</dc:creator>
    <meta:editing-duration>P13DT9H34M3S</meta:editing-duration>
    <meta:editing-cycles>136</meta:editing-cycles>
    <meta:generator>OpenOffice/4.1.6$Unix OpenOffice.org_project/416m1$Build-9790</meta:generator>
    <meta:document-statistic meta:table-count="0" meta:image-count="0" meta:object-count="0" meta:page-count="8" meta:paragraph-count="147" meta:word-count="2067" meta:character-count="11890"/>
  </office:meta>
</office:document-meta>
</file>